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officeooo:rsid="0024e2a1"/>
    </style:style>
    <style:style style:name="T23" style:family="text">
      <style:text-properties officeooo:rsid="002ddd00"/>
    </style:style>
    <style:style style:name="T24" style:family="text">
      <style:text-properties officeooo:rsid="00346dd4"/>
    </style:style>
    <style:style style:name="T25" style:family="text">
      <style:text-properties officeooo:rsid="00368dd0"/>
    </style:style>
    <style:style style:name="T26" style:family="text">
      <style:text-properties officeooo:rsid="00372cf2"/>
    </style:style>
    <style:style style:name="T27" style:family="text">
      <style:text-properties officeooo:rsid="0038e162"/>
    </style:style>
    <style:style style:name="T28" style:family="text">
      <style:text-properties officeooo:rsid="003a3840"/>
    </style:style>
    <style:style style:name="T29" style:family="text">
      <style:text-properties officeooo:rsid="003ba9cc"/>
    </style:style>
    <style:style style:name="T30" style:family="text">
      <style:text-properties officeooo:rsid="00406506"/>
    </style:style>
    <style:style style:name="T31" style:family="text">
      <style:text-properties officeooo:rsid="0044cd70"/>
    </style:style>
    <style:style style:name="T32" style:family="text">
      <style:text-properties officeooo:rsid="00469359"/>
    </style:style>
    <style:style style:name="T33" style:family="text">
      <style:text-properties officeooo:rsid="0047f216"/>
    </style:style>
    <style:style style:name="T34" style:family="text">
      <style:text-properties officeooo:rsid="0048f651"/>
    </style:style>
    <style:style style:name="T35" style:family="text">
      <style:text-properties officeooo:rsid="004a3d20"/>
    </style:style>
    <style:style style:name="T36" style:family="text">
      <style:text-properties officeooo:rsid="004e360b"/>
    </style:style>
    <style:style style:name="T37" style:family="text">
      <style:text-properties officeooo:rsid="0050ea59"/>
    </style:style>
    <style:style style:name="T38" style:family="text">
      <style:text-properties officeooo:rsid="0051bd64"/>
    </style:style>
    <style:style style:name="T39" style:family="text">
      <style:text-properties officeooo:rsid="00520d9a"/>
    </style:style>
    <style:style style:name="T40" style:family="text">
      <style:text-properties officeooo:rsid="0053df43"/>
    </style:style>
    <style:style style:name="T41" style:family="text">
      <style:text-properties officeooo:rsid="00551c2e"/>
    </style:style>
    <style:style style:name="T42" style:family="text">
      <style:text-properties officeooo:rsid="005bf58b"/>
    </style:style>
    <style:style style:name="T43" style:family="text">
      <style:text-properties officeooo:rsid="005e07a2"/>
    </style:style>
    <style:style style:name="T44" style:family="text">
      <style:text-properties officeooo:rsid="005f850b"/>
    </style:style>
    <style:style style:name="T45" style:family="text">
      <style:text-properties officeooo:rsid="006668af"/>
    </style:style>
    <style:style style:name="T46" style:family="text">
      <style:text-properties officeooo:rsid="00681eb8"/>
    </style:style>
    <style:style style:name="T47" style:family="text">
      <style:text-properties officeooo:rsid="0068381d"/>
    </style:style>
    <style:style style:name="T48" style:family="text">
      <style:text-properties officeooo:rsid="0069730c"/>
    </style:style>
    <style:style style:name="T49" style:family="text">
      <style:text-properties officeooo:rsid="0069d010"/>
    </style:style>
    <style:style style:name="T50" style:family="text">
      <style:text-properties officeooo:rsid="006a76dc"/>
    </style:style>
    <style:style style:name="T51" style:family="text">
      <style:text-properties officeooo:rsid="006bdabf"/>
    </style:style>
    <style:style style:name="T52" style:family="text">
      <style:text-properties officeooo:rsid="006d867d"/>
    </style:style>
    <style:style style:name="T53" style:family="text">
      <style:text-properties officeooo:rsid="0072f91a"/>
    </style:style>
    <style:style style:name="T54" style:family="text">
      <style:text-properties style:font-name="Consolas" fo:font-size="12pt" officeooo:rsid="0010a1ab" style:font-size-asian="10.5pt" style:font-size-complex="12pt"/>
    </style:style>
    <style:style style:name="T55" style:family="text">
      <style:text-properties style:font-name="Consolas" fo:font-size="12pt" officeooo:rsid="0072f91a" style:font-size-asian="10.5pt" style:font-size-complex="12pt"/>
    </style:style>
    <style:style style:name="T56" style:family="text">
      <style:text-properties officeooo:rsid="0074e671"/>
    </style:style>
    <style:style style:name="T57" style:family="text">
      <style:text-properties officeooo:rsid="007694f6"/>
    </style:style>
    <style:style style:name="T58" style:family="text">
      <style:text-properties officeooo:rsid="007d71c8"/>
    </style:style>
    <style:style style:name="T59" style:family="text">
      <style:text-properties officeooo:rsid="007e28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BASIC Language Manual</text:p>
      <text:p text:style-name="P3"/>
      <text:p text:style-name="P10">Commands: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104279168">
          <table:table-cell table:style-name="Table1.A1" office:value-type="string">
            <text:p text:style-name="P89"><text:span text:style-name="T47">{</text:span>CHDIR<text:span text:style-name="T47">|CD}</text:span> DIR$</text:p>
          </table:table-cell>
          <table:table-cell table:style-name="Table1.B1" office:value-type="string">
            <text:p text:style-name="P12">C<text:span text:style-name="T45">hanges the current directory to </text:span><text:span text:style-name="T17">DIR$</text:span><text:span text:style-name="T45">.</text:span></text:p>
          </table:table-cell>
        </table:table-row>
        <table:table-row table:style-name="TableLine104717648">
          <table:table-cell table:style-name="Table1.A2" office:value-type="string">
            <text:p text:style-name="P60">CLS [COLOR]</text:p>
          </table:table-cell>
          <table:table-cell table:style-name="Table1.B2" office:value-type="string">
            <text:p text:style-name="P11">Clears the screen with optional color.</text:p>
          </table:table-cell>
        </table:table-row>
        <table:table-row table:style-name="TableLine104727040">
          <table:table-cell table:style-name="Table1.A2" office:value-type="string">
            <text:p text:style-name="P60">COLOR {FGC, <text:span text:style-name="T1">[BGC]|[FGC], BGC}</text:span></text:p>
          </table:table-cell>
          <table:table-cell table:style-name="Table1.B2" office:value-type="string">
            <text:p text:style-name="P14">Sets the foreground color to <text:span text:style-name="T11">FGC</text:span> and the background color to <text:span text:style-name="T11">BGC</text:span>.</text:p>
          </table:table-cell>
        </table:table-row>
        <table:table-row table:style-name="TableLine104727536">
          <table:table-cell table:style-name="Table1.A2" office:value-type="string">
            <text:p text:style-name="P89"><text:span text:style-name="T51">DEL</text:span> <text:span text:style-name="T51">{VAR</text:span>$<text:span text:style-name="T51">|VAR}</text:span></text:p>
          </table:table-cell>
          <table:table-cell table:style-name="Table1.B2" office:value-type="string">
            <text:p text:style-name="P13"><text:span text:style-name="T51">Deletes the variable</text:span><text:span text:style-name="T45"> </text:span><text:span text:style-name="T18">VAR</text:span><text:span text:style-name="T17">$ </text:span><text:span text:style-name="T51">or </text:span><text:span text:style-name="T18">VAR</text:span><text:span text:style-name="T45">.</text:span></text:p>
          </table:table-cell>
        </table:table-row>
        <table:table-row table:style-name="TableLine104728192">
          <table:table-cell table:style-name="Table1.A2" office:value-type="string">
            <text:p text:style-name="P92">FILES</text:p>
          </table:table-cell>
          <table:table-cell table:style-name="Table1.B2" office:value-type="string">
            <text:p text:style-name="P55">List the files and directories in the current directory.</text:p>
          </table:table-cell>
        </table:table-row>
        <table:table-row table:style-name="TableLine104728912">
          <table:table-cell table:style-name="Table1.A2" office:value-type="string">
            <text:p text:style-name="P66">EXIT [CODE]</text:p>
          </table:table-cell>
          <table:table-cell table:style-name="Table1.B2" office:value-type="string">
            <text:p text:style-name="P15">Exits with <text:span text:style-name="T11">CODE</text:span> <text:span text:style-name="T22">(or 0 if </text:span><text:span text:style-name="T12">CODE</text:span> <text:span text:style-name="T22">is undefined)</text:span>.</text:p>
          </table:table-cell>
        </table:table-row>
        <table:table-row table:style-name="TableLine104729584">
          <table:table-cell table:style-name="Table1.A2" office:value-type="string">
            <text:p text:style-name="P62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4">Moves the cursor to <text:span text:style-name="T11">X</text:span>, <text:span text:style-name="T11">Y</text:span>.</text:p>
          </table:table-cell>
        </table:table-row>
        <table:table-row table:style-name="TableLine104730304">
          <table:table-cell table:style-name="Table1.A2" office:value-type="string">
            <text:p text:style-name="P68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18">Prints text on the screen, ‘;’ means print without newline and ‘,’ means print tab.</text:p>
          </table:table-cell>
        </table:table-row>
        <table:table-row table:style-name="TableLine104731024">
          <table:table-cell table:style-name="Table1.A2" office:value-type="string">
            <text:p text:style-name="P66">PUT [{STRING$|NUMBER} ...]</text:p>
          </table:table-cell>
          <table:table-cell table:style-name="Table1.B2" office:value-type="string">
            <text:p text:style-name="P14">Puts <text:span text:style-name="T11">STRING$</text:span> or <text:span text:style-name="T11">NUMBER</text:span> on the terminal.</text:p>
          </table:table-cell>
        </table:table-row>
        <table:table-row table:style-name="TableLine104732016">
          <table:table-cell table:style-name="Table1.A2" office:value-type="string">
            <text:p text:style-name="P67">QUIT [CODE]</text:p>
          </table:table-cell>
          <table:table-cell table:style-name="Table1.B2" office:value-type="string">
            <text:p text:style-name="P19">Refer to ‘EXIT’.</text:p>
          </table:table-cell>
        </table:table-row>
        <table:table-row table:style-name="TableLine104732736">
          <table:table-cell table:style-name="Table1.A2" office:value-type="string">
            <text:p text:style-name="P60">RESETTIMER</text:p>
          </table:table-cell>
          <table:table-cell table:style-name="Table1.B2" office:value-type="string">
            <text:p text:style-name="P16">Resets the timer.</text:p>
          </table:table-cell>
        </table:table-row>
        <table:table-row table:style-name="TableLine104733536">
          <table:table-cell table:style-name="Table1.A2" office:value-type="string">
            <text:p text:style-name="P60">RUN <text:span text:style-name="T3">FILENAME$</text:span></text:p>
          </table:table-cell>
          <table:table-cell table:style-name="Table1.B2" office:value-type="string">
            <text:p text:style-name="P16">Opens and runs <text:span text:style-name="T11">FILENAME$</text:span>.</text:p>
          </table:table-cell>
        </table:table-row>
        <table:table-row table:style-name="TableLine104734336">
          <table:table-cell table:style-name="Table1.A2" office:value-type="string">
            <text:p text:style-name="P65">{<text:span text:style-name="T46">{</text:span>SET<text:span text:style-name="T46">|LET}</text:span> {VAR$|VAR}, {STRING$<text:span text:style-name="T48">|</text:span>NUMBER}|{VAR$|VAR} = {STRING$|NUMBER}}</text:p>
          </table:table-cell>
          <table:table-cell table:style-name="Table1.B2" office:value-type="string">
            <text:p text:style-name="P17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104735136">
          <table:table-cell table:style-name="Table1.A2" office:value-type="string">
            <text:p text:style-name="P63"><text:span text:style-name="T47">{</text:span>SH<text:span text:style-name="T47">|EXEC}</text:span> COMMAND$</text:p>
          </table:table-cell>
          <table:table-cell table:style-name="Table1.B2" office:value-type="string">
            <text:p text:style-name="P17">Runs <text:span text:style-name="T13">COMMAND$</text:span> in sh on Linux and Command Prompt on Windows</text:p>
          </table:table-cell>
        </table:table-row>
        <table:table-row table:style-name="TableLine104735936">
          <table:table-cell table:style-name="Table1.A2" office:value-type="string">
            <text:p text:style-name="P64"><text:span text:style-name="T48">{</text:span>SRAND<text:span text:style-name="T48">|</text:span>SRND<text:span text:style-name="T48">}</text:span> SEED</text:p>
          </table:table-cell>
          <table:table-cell table:style-name="Table1.B2" office:value-type="string">
            <text:p text:style-name="P17">Seeds the random number generator with <text:span text:style-name="T11">SEED</text:span>.</text:p>
          </table:table-cell>
        </table:table-row>
        <table:table-row table:style-name="TableLine104736736">
          <table:table-cell table:style-name="Table1.A2" office:value-type="string">
            <text:p text:style-name="P63">WAIT SEC</text:p>
          </table:table-cell>
          <table:table-cell table:style-name="Table1.B2" office:value-type="string">
            <text:p text:style-name="P17">Waits for <text:span text:style-name="T11">SEC</text:span> seconds.</text:p>
          </table:table-cell>
        </table:table-row>
        <table:table-row table:style-name="TableLine104737536">
          <table:table-cell table:style-name="Table1.A2" office:value-type="string">
            <text:p text:style-name="P63">WAITMS MSEC</text:p>
          </table:table-cell>
          <table:table-cell table:style-name="Table1.B2" office:value-type="string">
            <text:p text:style-name="P17">Waits for <text:span text:style-name="T11">MSEC</text:span> milliseconds.</text:p>
          </table:table-cell>
        </table:table-row>
        <table:table-row table:style-name="TableLine104738336">
          <table:table-cell table:style-name="Table1.A2" office:value-type="string">
            <text:p text:style-name="P63">WAITUS USEC</text:p>
          </table:table-cell>
          <table:table-cell table:style-name="Table1.B2" office:value-type="string">
            <text:p text:style-name="P17">Waits for <text:span text:style-name="T11">USEC</text:span> microseconds.</text:p>
          </table:table-cell>
        </table:table-row>
        <table:table-row table:style-name="TableLine104739136">
          <table:table-cell table:style-name="Table1.A2" office:value-type="string">
            <text:p text:style-name="P63">_<text:span text:style-name="T50">AUTO</text:span><text:span text:style-name="T59">CMD</text:span><text:span text:style-name="T50">HIST</text:span></text:p>
          </table:table-cell>
          <table:table-cell table:style-name="Table1.B2" office:value-type="string">
            <text:p text:style-name="P51">Enables automatic history saving (saves to ‘<text:span text:style-name="T11">.clibasic_history</text:span>’ to the user’s home directory, remove this file to disable this feature).</text:p>
          </table:table-cell>
        </table:table-row>
        <table:table-row table:style-name="TableLine104739936">
          <table:table-cell table:style-name="Table1.A2" office:value-type="string">
            <text:p text:style-name="P60">_DEBUGOFF</text:p>
          </table:table-cell>
          <table:table-cell table:style-name="Table1.B2" office:value-type="string">
            <text:p text:style-name="P20">Disables the printing of debug text.</text:p>
          </table:table-cell>
        </table:table-row>
        <table:table-row table:style-name="TableLine104740736">
          <table:table-cell table:style-name="Table1.A2" office:value-type="string">
            <text:p text:style-name="P60">_DEBUGO<text:span text:style-name="T4">N</text:span></text:p>
          </table:table-cell>
          <table:table-cell table:style-name="Table1.B2" office:value-type="string">
            <text:p text:style-name="P20">Enables the printing of debug text.</text:p>
          </table:table-cell>
        </table:table-row>
        <text:soft-page-break/>
        <table:table-row table:style-name="TableLine104741536">
          <table:table-cell table:style-name="Table1.A2" office:value-type="string">
            <text:p text:style-name="P60">_LOADCMDH<text:span text:style-name="T50">I</text:span>ST <text:span text:style-name="T5">FILENAME$</text:span></text:p>
          </table:table-cell>
          <table:table-cell table:style-name="Table1.B2" office:value-type="string">
            <text:p text:style-name="P21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104742336">
          <table:table-cell table:style-name="Table1.A2" office:value-type="string">
            <text:p text:style-name="P60">_PROMPT <text:span text:style-name="T6">STRING$</text:span></text:p>
          </table:table-cell>
          <table:table-cell table:style-name="Table1.B2" office:value-type="string">
            <text:p text:style-name="P22">Sets the prompt string to solve to <text:span text:style-name="T11">STRING$</text:span>.</text:p>
          </table:table-cell>
        </table:table-row>
        <table:table-row table:style-name="TableLine104743136">
          <table:table-cell table:style-name="Table1.A2" office:value-type="string">
            <text:p text:style-name="P63">_<text:span text:style-name="T53">PROMPTTAB WIDTH</text:span></text:p>
          </table:table-cell>
          <table:table-cell table:style-name="Table1.B2" office:value-type="string">
            <text:p text:style-name="P95"><text:span text:style-name="T55">Sets the prompt tab width to</text:span><text:span text:style-name="T54"> </text:span><text:span text:style-name="T19">WIDTH</text:span><text:span text:style-name="T54">.</text:span></text:p>
          </table:table-cell>
        </table:table-row>
        <table:table-row table:style-name="TableLine104743936">
          <table:table-cell table:style-name="Table1.A2" office:value-type="string">
            <text:p text:style-name="P60">_SAVECMDH<text:span text:style-name="T50">I</text:span>ST <text:span text:style-name="T7">FILENAME$</text:span></text:p>
          </table:table-cell>
          <table:table-cell table:style-name="Table1.B2" office:value-type="string">
            <text:p text:style-name="P21">Saves the command history to <text:span text:style-name="T11">FILENAME$</text:span>.</text:p>
          </table:table-cell>
        </table:table-row>
        <table:table-row table:style-name="TableLine104744736">
          <table:table-cell table:style-name="Table1.A2" office:value-type="string">
            <text:p text:style-name="P61">_SHATTRIB <text:span text:style-name="T7">{ATTRIB$|ATTRIB}, {VALUE$</text:span><text:span text:style-name="T48">|</text:span><text:span text:style-name="T7">VALUE}</text:span></text:p>
          </table:table-cell>
          <table:table-cell table:style-name="Table1.B2" office:value-type="string">
            <text:p text:style-name="P23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104745536">
          <table:table-cell table:style-name="Table1.A2" office:value-type="string">
            <text:p text:style-name="P60">_TXTATTRIB <text:span text:style-name="T7">{ATTRIB$|ATTRIB}, {VALUE$, VALUE}</text:span></text:p>
          </table:table-cell>
          <table:table-cell table:style-name="Table1.B2" office:value-type="string">
            <text:p text:style-name="P23">Sets the text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104746336">
          <table:table-cell table:style-name="Table1.A2" office:value-type="string">
            <text:p text:style-name="P60">_TXTLOCK</text:p>
          </table:table-cell>
          <table:table-cell table:style-name="Table1.B2" office:value-type="string">
            <text:p text:style-name="P24">Stops the keyboard from echoing on the terminal.</text:p>
          </table:table-cell>
        </table:table-row>
        <table:table-row table:style-name="TableLine104747136">
          <table:table-cell table:style-name="Table1.A2" office:value-type="string">
            <text:p text:style-name="P60">_<text:span text:style-name="T9">TXTUNLOCK</text:span></text:p>
          </table:table-cell>
          <table:table-cell table:style-name="Table1.B2" office:value-type="string">
            <text:p text:style-name="P24">Undoes the effect of ‘_TXTLOCK’.</text:p>
          </table:table-cell>
        </table:table-row>
      </table:table>
      <text:p text:style-name="P4"/>
      <text:p text:style-name="P4"><text:span text:style-name="T10">Function</text:span>s:</text:p>
      <text:p text:style-name="P6"/>
      <table:table table:name="Table2" table:style-name="Table2">
        <table:table-column table:style-name="Table2.A"/>
        <table:table-column table:style-name="Table2.B"/>
        <table:table-row table:style-name="TableLine104599920">
          <table:table-cell table:style-name="Table2.A1" office:value-type="string">
            <text:p text:style-name="P59">ASC(STRING$, [POSITION])</text:p>
          </table:table-cell>
          <table:table-cell table:style-name="Table2.B1" office:value-type="string">
            <text:p text:style-name="P25">Returns the ASCII code of character <text:span text:style-name="T11">POSITION</text:span> <text:span text:style-name="T56">(starting </text:span><text:span text:style-name="T57">at and defaulting if not specified to</text:span><text:span text:style-name="T56"> zero)</text:span> of <text:span text:style-name="T11">STRING$</text:span>.</text:p>
          </table:table-cell>
        </table:table-row>
        <table:table-row table:style-name="TableLine104105584">
          <table:table-cell table:style-name="Table2.A2" office:value-type="string">
            <text:p text:style-name="P59">BGC()</text:p>
          </table:table-cell>
          <table:table-cell table:style-name="Table2.B2" office:value-type="string">
            <text:p text:style-name="P25">Returns the current background color.</text:p>
          </table:table-cell>
        </table:table-row>
        <table:table-row table:style-name="TableLine103128192">
          <table:table-cell table:style-name="Table2.A2" office:value-type="string">
            <text:p text:style-name="P90"><text:span text:style-name="T58">{</text:span>CHDIR<text:span text:style-name="T58">|CD}</text:span>(DIR$)</text:p>
          </table:table-cell>
          <table:table-cell table:style-name="Table2.B2" office:value-type="string">
            <text:p text:style-name="P53">Attempts to change <text:span text:style-name="T45">the current directory to </text:span><text:span text:style-name="T17">DIR$</text:span><text:span text:style-name="T45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103128736">
          <table:table-cell table:style-name="Table2.A2" office:value-type="string">
            <text:p text:style-name="P59">CHR$(CODE)</text:p>
          </table:table-cell>
          <table:table-cell table:style-name="Table2.B2" office:value-type="string">
            <text:p text:style-name="P25">Returns ASCII character <text:span text:style-name="T11">CODE</text:span>.</text:p>
          </table:table-cell>
        </table:table-row>
        <table:table-row table:style-name="TableLine103129392">
          <table:table-cell table:style-name="Table2.A2" office:value-type="string">
            <text:p text:style-name="P91">CWD$()</text:p>
          </table:table-cell>
          <table:table-cell table:style-name="Table2.B2" office:value-type="string">
            <text:p text:style-name="P54">Returns the current working directory.</text:p>
          </table:table-cell>
        </table:table-row>
        <table:table-row table:style-name="TableLine103130112">
          <table:table-cell table:style-name="Table2.A2" office:value-type="string">
            <text:p text:style-name="P58">CINT(NUMBER)</text:p>
          </table:table-cell>
          <table:table-cell table:style-name="Table2.B2" office:value-type="string">
            <text:p text:style-name="P26">R<text:span text:style-name="T25">eturn</text:span>s <text:span text:style-name="T11">NUMBER</text:span> <text:span text:style-name="T25">rounded</text:span>.</text:p>
          </table:table-cell>
        </table:table-row>
        <table:table-row table:style-name="TableLine103130784">
          <table:table-cell table:style-name="Table2.A2" office:value-type="string">
            <text:p text:style-name="P58">COS(NUMBER)</text:p>
          </table:table-cell>
          <table:table-cell table:style-name="Table2.B2" office:value-type="string">
            <text:p text:style-name="P26">Returns the cosine of <text:span text:style-name="T11">NUMBER</text:span>.</text:p>
          </table:table-cell>
        </table:table-row>
        <table:table-row table:style-name="TableLine103131504">
          <table:table-cell table:style-name="Table2.A2" office:value-type="string">
            <text:p text:style-name="P58">COSH(NUMBER)</text:p>
          </table:table-cell>
          <table:table-cell table:style-name="Table2.B2" office:value-type="string">
            <text:p text:style-name="P26">Returns the hyperbolic cosine of <text:span text:style-name="T11">NUMBER</text:span>.</text:p>
          </table:table-cell>
        </table:table-row>
        <table:table-row table:style-name="TableLine103132224">
          <table:table-cell table:style-name="Table2.A2" office:value-type="string">
            <text:p text:style-name="P69">CURX()</text:p>
          </table:table-cell>
          <table:table-cell table:style-name="Table2.B2" office:value-type="string">
            <text:p text:style-name="P27">Returns the X position of the cursor.</text:p>
          </table:table-cell>
        </table:table-row>
        <table:table-row table:style-name="TableLine103133216">
          <table:table-cell table:style-name="Table2.A2" office:value-type="string">
            <text:p text:style-name="P69">CURY()</text:p>
          </table:table-cell>
          <table:table-cell table:style-name="Table2.B2" office:value-type="string">
            <text:p text:style-name="P27">Returns the Y position of the cursor.</text:p>
          </table:table-cell>
        </table:table-row>
        <table:table-row table:style-name="TableLine103133936">
          <table:table-cell table:style-name="Table2.A2" office:value-type="string">
            <text:p text:style-name="P71">EXP(NUMBER)</text:p>
          </table:table-cell>
          <table:table-cell table:style-name="Table2.B2" office:value-type="string">
            <text:p text:style-name="P28">Returns the exponent of <text:span text:style-name="T11">NUMBER</text:span>.</text:p>
          </table:table-cell>
        </table:table-row>
        <table:table-row table:style-name="TableLine103134656">
          <table:table-cell table:style-name="Table2.A2" office:value-type="string">
            <text:p text:style-name="P94">FILES$()</text:p>
          </table:table-cell>
          <table:table-cell table:style-name="Table2.B2" office:value-type="string">
            <text:p text:style-name="P57">Returns a list of the files in the current directory.</text:p>
          </table:table-cell>
        </table:table-row>
        <text:soft-page-break/>
        <table:table-row table:style-name="TableLine103135456">
          <table:table-cell table:style-name="Table2.A2" office:value-type="string">
            <text:p text:style-name="P71">FGC()</text:p>
          </table:table-cell>
          <table:table-cell table:style-name="Table2.B2" office:value-type="string">
            <text:p text:style-name="P28">Returns the current foreground color.</text:p>
          </table:table-cell>
        </table:table-row>
        <table:table-row table:style-name="TableLine103136256">
          <table:table-cell table:style-name="Table2.A2" office:value-type="string">
            <text:p text:style-name="P72">INKEY$()</text:p>
          </table:table-cell>
          <table:table-cell table:style-name="Table2.B2" office:value-type="string">
            <text:p text:style-name="P29">Returns a character from the terminal.</text:p>
          </table:table-cell>
        </table:table-row>
        <table:table-row table:style-name="TableLine103137056">
          <table:table-cell table:style-name="Table2.A2" office:value-type="string">
            <text:p text:style-name="P73">INPUT$(PROMPT$)</text:p>
          </table:table-cell>
          <table:table-cell table:style-name="Table2.B2" office:value-type="string">
            <text:p text:style-name="P30">Returns a string after prompting for <text:span text:style-name="T11">PROMPT$</text:span> (asks “?: ” <text:span text:style-name="T24">if </text:span><text:span text:style-name="T14">PROMPT$</text:span><text:span text:style-name="T24"> is not defined</text:span>).</text:p>
          </table:table-cell>
        </table:table-row>
        <table:table-row table:style-name="TableLine103137856">
          <table:table-cell table:style-name="Table2.A2" office:value-type="string">
            <text:p text:style-name="P74">INT(NUMBER)</text:p>
          </table:table-cell>
          <table:table-cell table:style-name="Table2.B2" office:value-type="string">
            <text:p text:style-name="P31">Returns <text:span text:style-name="T11">NUMBER</text:span> rounded down. </text:p>
          </table:table-cell>
        </table:table-row>
        <table:table-row table:style-name="TableLine103138656">
          <table:table-cell table:style-name="Table2.A2" office:value-type="string">
            <text:p text:style-name="P76">LCASE$(STRING$)</text:p>
          </table:table-cell>
          <table:table-cell table:style-name="Table2.B2" office:value-type="string">
            <text:p text:style-name="P32">Returns the lower-case version of <text:span text:style-name="T11">STRING$</text:span>.</text:p>
          </table:table-cell>
        </table:table-row>
        <table:table-row table:style-name="TableLine103139456">
          <table:table-cell table:style-name="Table2.A2" office:value-type="string">
            <text:p text:style-name="P76">LEN(STRING$)</text:p>
          </table:table-cell>
          <table:table-cell table:style-name="Table2.B2" office:value-type="string">
            <text:p text:style-name="P32">Returns the length of <text:span text:style-name="T11">STRING$</text:span>.</text:p>
          </table:table-cell>
        </table:table-row>
        <table:table-row table:style-name="TableLine103140256">
          <table:table-cell table:style-name="Table2.A2" office:value-type="string">
            <text:p text:style-name="P93">LINE$(LINE, STRING$)</text:p>
          </table:table-cell>
          <table:table-cell table:style-name="Table2.B2" office:value-type="string">
            <text:p text:style-name="P33">Returns <text:span text:style-name="T56">line</text:span> <text:span text:style-name="T20">LINE</text:span> <text:span text:style-name="T56">(starting at zero) </text:span>of <text:span text:style-name="T11">STRING$</text:span>. </text:p>
          </table:table-cell>
        </table:table-row>
        <table:table-row table:style-name="TableLine103141056">
          <table:table-cell table:style-name="Table2.A2" office:value-type="string">
            <text:p text:style-name="P93">LINES(STRING$)</text:p>
          </table:table-cell>
          <table:table-cell table:style-name="Table2.B2" office:value-type="string">
            <text:p text:style-name="P56">Returns <text:span text:style-name="T27">the </text:span>line count<text:span text:style-name="T27"> of </text:span><text:span text:style-name="T21">STRING$</text:span><text:span text:style-name="T27">.</text:span></text:p>
          </table:table-cell>
        </table:table-row>
        <table:table-row table:style-name="TableLine103141856">
          <table:table-cell table:style-name="Table2.A2" office:value-type="string">
            <text:p text:style-name="P74">LOG(NUMBER)</text:p>
          </table:table-cell>
          <table:table-cell table:style-name="Table2.B2" office:value-type="string">
            <text:p text:style-name="P31">Retu<text:span text:style-name="T26">r</text:span>ns <text:span text:style-name="T26">the </text:span><text:span text:style-name="T27">natural</text:span><text:span text:style-name="T26"> logarithm of </text:span><text:span text:style-name="T15">NUMBER.</text:span></text:p>
          </table:table-cell>
        </table:table-row>
        <table:table-row table:style-name="TableLine103142656">
          <table:table-cell table:style-name="Table2.A2" office:value-type="string">
            <text:p text:style-name="P75">LOG10(NUMBER)</text:p>
          </table:table-cell>
          <table:table-cell table:style-name="Table2.B2" office:value-type="string">
            <text:p text:style-name="P32">Returns the common logarithm if <text:span text:style-name="T11">NUMBER</text:span>.</text:p>
          </table:table-cell>
        </table:table-row>
        <table:table-row table:style-name="TableLine103143456">
          <table:table-cell table:style-name="Table2.A2" office:value-type="string">
            <text:p text:style-name="P77">MOD(NUMBER)</text:p>
          </table:table-cell>
          <table:table-cell table:style-name="Table2.B2" office:value-type="string">
            <text:p text:style-name="P34">Returns the modulus of <text:span text:style-name="T11">NUMBER</text:span>.</text:p>
          </table:table-cell>
        </table:table-row>
        <table:table-row table:style-name="TableLine103144256">
          <table:table-cell table:style-name="Table2.A2" office:value-type="string">
            <text:p text:style-name="P77">PI()</text:p>
          </table:table-cell>
          <table:table-cell table:style-name="Table2.B2" office:value-type="string">
            <text:p text:style-name="P34">Returns Pi.</text:p>
          </table:table-cell>
        </table:table-row>
        <table:table-row table:style-name="TableLine103145056">
          <table:table-cell table:style-name="Table2.A2" office:value-type="string">
            <text:p text:style-name="P77"><text:span text:style-name="T49">{</text:span>RAND<text:span text:style-name="T49">|RND}</text:span>({MAX|MIN, MAX})</text:p>
          </table:table-cell>
          <table:table-cell table:style-name="Table2.B2" office:value-type="string">
            <text:p text:style-name="P34">Returns a random number <text:span text:style-name="T28">from </text:span><text:span text:style-name="T16">MIN</text:span><text:span text:style-name="T28"> (0 if </text:span><text:span text:style-name="T16">MIN</text:span><text:span text:style-name="T28"> is undefined) to </text:span><text:span text:style-name="T16">MAX</text:span><text:span text:style-name="T28">.</text:span></text:p>
          </table:table-cell>
        </table:table-row>
        <table:table-row table:style-name="TableLine103145856">
          <table:table-cell table:style-name="Table2.A2" office:value-type="string">
            <text:p text:style-name="P70"><text:span text:style-name="T49">{</text:span><text:span text:style-name="T29">SH</text:span><text:span text:style-name="T49">|EXEC}</text:span>(COMMAND$)</text:p>
          </table:table-cell>
          <table:table-cell table:style-name="Table2.B2" office:value-type="string">
            <text:p text:style-name="P17">Runs <text:span text:style-name="T13">COMMAND$</text:span> in sh on Linux and Command Prompt on Windows <text:span text:style-name="T23">and returns the exit status.</text:span></text:p>
          </table:table-cell>
        </table:table-row>
        <table:table-row table:style-name="TableLine103146656">
          <table:table-cell table:style-name="Table2.A2" office:value-type="string">
            <text:p text:style-name="P78">SIN(NUMBER)</text:p>
          </table:table-cell>
          <table:table-cell table:style-name="Table2.B2" office:value-type="string">
            <text:p text:style-name="P35">Returns the sine of <text:span text:style-name="T11">NUMBER</text:span>.</text:p>
          </table:table-cell>
        </table:table-row>
        <table:table-row table:style-name="TableLine103147456">
          <table:table-cell table:style-name="Table2.A2" office:value-type="string">
            <text:p text:style-name="P78">SINH(NUMBER)</text:p>
          </table:table-cell>
          <table:table-cell table:style-name="Table2.B2" office:value-type="string">
            <text:p text:style-name="P35">Returns the hyperbolic sine of <text:span text:style-name="T11">NUMBER</text:span>.</text:p>
          </table:table-cell>
        </table:table-row>
        <table:table-row table:style-name="TableLine103148288">
          <table:table-cell table:style-name="Table2.A2" office:value-type="string">
            <text:p text:style-name="P78">STR$(NUMBER)</text:p>
          </table:table-cell>
          <table:table-cell table:style-name="Table2.B2" office:value-type="string">
            <text:p text:style-name="P35">Returns <text:span text:style-name="T11">NUMBER</text:span> as a string.</text:p>
          </table:table-cell>
        </table:table-row>
        <table:table-row table:style-name="TableLine103149120">
          <table:table-cell table:style-name="Table2.A2" office:value-type="string">
            <text:p text:style-name="P78">TAN(NUMBER)</text:p>
          </table:table-cell>
          <table:table-cell table:style-name="Table2.B2" office:value-type="string">
            <text:p text:style-name="P35">Returns the tangent of <text:span text:style-name="T11">NUMBER</text:span>.</text:p>
          </table:table-cell>
        </table:table-row>
        <table:table-row table:style-name="TableLine103149952">
          <table:table-cell table:style-name="Table2.A2" office:value-type="string">
            <text:p text:style-name="P78">TANH(NUMBER)</text:p>
          </table:table-cell>
          <table:table-cell table:style-name="Table2.B2" office:value-type="string">
            <text:p text:style-name="P35">Returns the hyperbolic tangent of <text:span text:style-name="T11">NUMBER</text:span>.</text:p>
          </table:table-cell>
        </table:table-row>
        <table:table-row table:style-name="TableLine103150784">
          <table:table-cell table:style-name="Table2.A2" office:value-type="string">
            <text:p text:style-name="P80">TIME()</text:p>
          </table:table-cell>
          <table:table-cell table:style-name="Table2.B2" office:value-type="string">
            <text:p text:style-name="P37">Returns the current time in seconds.</text:p>
          </table:table-cell>
        </table:table-row>
        <table:table-row table:style-name="TableLine103151616">
          <table:table-cell table:style-name="Table2.A2" office:value-type="string">
            <text:p text:style-name="P80">TIMEMS()</text:p>
          </table:table-cell>
          <table:table-cell table:style-name="Table2.B2" office:value-type="string">
            <text:p text:style-name="P37">Returns the current time in milliseconds.</text:p>
          </table:table-cell>
        </table:table-row>
        <table:table-row table:style-name="TableLine103132944">
          <table:table-cell table:style-name="Table2.A2" office:value-type="string">
            <text:p text:style-name="P80">TIMEUS()</text:p>
          </table:table-cell>
          <table:table-cell table:style-name="Table2.B2" office:value-type="string">
            <text:p text:style-name="P37">Returns the current time in microseconds.</text:p>
          </table:table-cell>
        </table:table-row>
        <table:table-row table:style-name="TableLine103153008">
          <table:table-cell table:style-name="Table2.A2" office:value-type="string">
            <text:p text:style-name="P79">TIMER()</text:p>
          </table:table-cell>
          <table:table-cell table:style-name="Table2.B2" office:value-type="string">
            <text:p text:style-name="P36">Returns the timer value in seconds.</text:p>
          </table:table-cell>
        </table:table-row>
        <table:table-row table:style-name="TableLine103153840">
          <table:table-cell table:style-name="Table2.A2" office:value-type="string">
            <text:p text:style-name="P79">TIMER<text:span text:style-name="T30">MS</text:span>()</text:p>
          </table:table-cell>
          <table:table-cell table:style-name="Table2.B2" office:value-type="string">
            <text:p text:style-name="P36">Returns the timer value in <text:span text:style-name="T30">milli</text:span>seconds.</text:p>
          </table:table-cell>
        </table:table-row>
        <text:soft-page-break/>
        <table:table-row table:style-name="TableLine103154672">
          <table:table-cell table:style-name="Table2.A2" office:value-type="string">
            <text:p text:style-name="P79">TIMER<text:span text:style-name="T30">US</text:span>()</text:p>
          </table:table-cell>
          <table:table-cell table:style-name="Table2.B2" office:value-type="string">
            <text:p text:style-name="P36">Returns the timer value in <text:span text:style-name="T30">micro</text:span>seconds.</text:p>
          </table:table-cell>
        </table:table-row>
        <table:table-row table:style-name="TableLine103155504">
          <table:table-cell table:style-name="Table2.A2" office:value-type="string">
            <text:p text:style-name="P81">UCASE$(STRING$)</text:p>
          </table:table-cell>
          <table:table-cell table:style-name="Table2.B2" office:value-type="string">
            <text:p text:style-name="P38">Returns the upper-case version of <text:span text:style-name="T11">STRING$</text:span>.</text:p>
          </table:table-cell>
        </table:table-row>
        <table:table-row table:style-name="TableLine103156336">
          <table:table-cell table:style-name="Table2.A2" office:value-type="string">
            <text:p text:style-name="P82">VAL(STRING$)</text:p>
          </table:table-cell>
          <table:table-cell table:style-name="Table2.B2" office:value-type="string">
            <text:p text:style-name="P39">Returns the numeric value of <text:span text:style-name="T11">STRING$</text:span>.</text:p>
          </table:table-cell>
        </table:table-row>
        <table:table-row table:style-name="TableLine103157168">
          <table:table-cell table:style-name="Table2.A2" office:value-type="string">
            <text:p text:style-name="P82">_BITS$<text:span text:style-name="T31">()</text:span></text:p>
          </table:table-cell>
          <table:table-cell table:style-name="Table2.B2" office:value-type="string">
            <text:p text:style-name="P40">Returns the executable bit format.</text:p>
          </table:table-cell>
        </table:table-row>
        <table:table-row table:style-name="TableLine103158000">
          <table:table-cell table:style-name="Table2.A2" office:value-type="string">
            <text:p text:style-name="P82">_<text:span text:style-name="T32">DEBUG()</text:span></text:p>
          </table:table-cell>
          <table:table-cell table:style-name="Table2.B2" office:value-type="string">
            <text:p text:style-name="P41">Returns 1 if in debug mode and 0 otherwise.</text:p>
          </table:table-cell>
        </table:table-row>
        <table:table-row table:style-name="TableLine103158832">
          <table:table-cell table:style-name="Table2.A2" office:value-type="string">
            <text:p text:style-name="P82">_<text:span text:style-name="T52">HOME$()</text:span></text:p>
          </table:table-cell>
          <table:table-cell table:style-name="Table2.B2" office:value-type="string">
            <text:p text:style-name="P52">Returns the path to the user’s home directoy.</text:p>
          </table:table-cell>
        </table:table-row>
        <table:table-row table:style-name="TableLine103159664">
          <table:table-cell table:style-name="Table2.A2" office:value-type="string">
            <text:p text:style-name="P82">_<text:span text:style-name="T32">OS$()</text:span></text:p>
          </table:table-cell>
          <table:table-cell table:style-name="Table2.B2" office:value-type="string">
            <text:p text:style-name="P41">Returns the current operating system name.</text:p>
          </table:table-cell>
        </table:table-row>
        <table:table-row table:style-name="TableLine103160496">
          <table:table-cell table:style-name="Table2.A2" office:value-type="string">
            <text:p text:style-name="P82">_<text:span text:style-name="T33">PROMPT$()</text:span></text:p>
          </table:table-cell>
          <table:table-cell table:style-name="Table2.B2" office:value-type="string">
            <text:p text:style-name="P42">Returns the prompt string.</text:p>
          </table:table-cell>
        </table:table-row>
        <table:table-row table:style-name="TableLine103161328">
          <table:table-cell table:style-name="Table2.A2" office:value-type="string">
            <text:p text:style-name="P82">_<text:span text:style-name="T34">TXTLOCK()</text:span></text:p>
          </table:table-cell>
          <table:table-cell table:style-name="Table2.B2" office:value-type="string">
            <text:p text:style-name="P43">Returns 1 if the text lock is in effect and 0 otherwise.</text:p>
          </table:table-cell>
        </table:table-row>
        <table:table-row table:style-name="TableLine103162160">
          <table:table-cell table:style-name="Table2.A2" office:value-type="string">
            <text:p text:style-name="P82">_<text:span text:style-name="T35">VER$()</text:span></text:p>
          </table:table-cell>
          <table:table-cell table:style-name="Table2.B2" office:value-type="string">
            <text:p text:style-name="P44">Returns the CLIBASIC version.</text:p>
          </table:table-cell>
        </table:table-row>
      </table:table>
      <text:p text:style-name="P8"/>
      <text:p text:style-name="P5"><text:span text:style-name="T36">Logic Commands</text:span>:</text:p>
      <text:p text:style-name="P7"/>
      <table:table table:name="Table3" table:style-name="Table3">
        <table:table-column table:style-name="Table3.A"/>
        <table:table-column table:style-name="Table3.B"/>
        <table:table-row table:style-name="TableLine104750400">
          <table:table-cell table:style-name="Table3.A1" office:value-type="string">
            <text:p text:style-name="P84">DO</text:p>
          </table:table-cell>
          <table:table-cell table:style-name="Table3.B1" office:value-type="string">
            <text:p text:style-name="P46">Begin<text:span text:style-name="T37">s</text:span> a DO <text:span text:style-name="T37">block</text:span>.</text:p>
          </table:table-cell>
        </table:table-row>
        <table:table-row table:style-name="TableLine103175872">
          <table:table-cell table:style-name="Table3.A2" office:value-type="string">
            <text:p text:style-name="P84">DOWHILE CONDITION</text:p>
          </table:table-cell>
          <table:table-cell table:style-name="Table3.B2" office:value-type="string">
            <text:p text:style-name="P46">Begin<text:span text:style-name="T37">s</text:span> a DO <text:span text:style-name="T37">block</text:span> while <text:span text:style-name="T11">CONDITION</text:span> is true.</text:p>
          </table:table-cell>
        </table:table-row>
        <table:table-row table:style-name="TableLine103176688">
          <table:table-cell table:style-name="Table3.A2" office:value-type="string">
            <text:p text:style-name="P86">ELSE</text:p>
          </table:table-cell>
          <table:table-cell table:style-name="Table3.B2" office:value-type="string">
            <text:p text:style-name="P47">Inverts an IF command.</text:p>
          </table:table-cell>
        </table:table-row>
        <table:table-row table:style-name="TableLine103177184">
          <table:table-cell table:style-name="Table3.A2" office:value-type="string">
            <text:p text:style-name="P86">ENDIF</text:p>
          </table:table-cell>
          <table:table-cell table:style-name="Table3.B2" office:value-type="string">
            <text:p text:style-name="P47">Ends an IF block.</text:p>
          </table:table-cell>
        </table:table-row>
        <table:table-row table:style-name="TableLine103177792">
          <table:table-cell table:style-name="Table3.A2" office:value-type="string">
            <text:p text:style-name="P87">FOR VAR, INIT, CONDITION, I</text:p>
          </table:table-cell>
          <table:table-cell table:style-name="Table3.B2" office:value-type="string">
            <text:p text:style-name="P48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103178400">
          <table:table-cell table:style-name="Table3.A2" office:value-type="string">
            <text:p text:style-name="P85">IF CONDITION</text:p>
          </table:table-cell>
          <table:table-cell table:style-name="Table3.B2" office:value-type="string">
            <text:p text:style-name="P47"><text:span text:style-name="T39">Begins an IF block and r</text:span>uns commands if <text:span text:style-name="T11">CONDITION</text:span> is true.</text:p>
          </table:table-cell>
        </table:table-row>
        <table:table-row table:style-name="TableLine103179008">
          <table:table-cell table:style-name="Table3.A2" office:value-type="string">
            <text:p text:style-name="P84">LOOP</text:p>
          </table:table-cell>
          <table:table-cell table:style-name="Table3.B2" office:value-type="string">
            <text:p text:style-name="P46">Jump<text:span text:style-name="T40">s</text:span> to the beginning of a DO/LOOP <text:span text:style-name="T38">block</text:span>.</text:p>
          </table:table-cell>
        </table:table-row>
        <table:table-row table:style-name="TableLine103179616">
          <table:table-cell table:style-name="Table3.A2" office:value-type="string">
            <text:p text:style-name="P84">LOOPWHILE CONDITION</text:p>
          </table:table-cell>
          <table:table-cell table:style-name="Table3.B2" office:value-type="string">
            <text:p text:style-name="P46">Jump<text:span text:style-name="T40">s</text:span> to the beginning of a DO/LOOP <text:span text:style-name="T38">block </text:span>if <text:span text:style-name="T11">CONDITION</text:span> is true.</text:p>
          </table:table-cell>
        </table:table-row>
        <table:table-row table:style-name="TableLine103180224">
          <table:table-cell table:style-name="Table3.A2" office:value-type="string">
            <text:p text:style-name="P87">NEXT</text:p>
          </table:table-cell>
          <table:table-cell table:style-name="Table3.B2" office:value-type="string">
            <text:p text:style-name="P48">Jumps to the beginning of a FOR <text:span text:style-name="T41">block.</text:span></text:p>
          </table:table-cell>
        </table:table-row>
        <table:table-row table:style-name="TableLine103181104">
          <table:table-cell table:style-name="Table3.A2" office:value-type="string">
            <text:p text:style-name="P83">REM</text:p>
          </table:table-cell>
          <table:table-cell table:style-name="Table3.B2" office:value-type="string">
            <text:p text:style-name="P45">Comments out one command.</text:p>
          </table:table-cell>
        </table:table-row>
      </table:table>
      <text:p text:style-name="P7"/>
      <text:p text:style-name="P7"/>
      <text:p text:style-name="P7"/>
      <text:p text:style-name="P7"/>
      <text:p text:style-name="P5"><text:soft-page-break/><text:span text:style-name="T42">Symbol</text:span><text:span text:style-name="T36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103165520">
          <table:table-cell table:style-name="Table4.A1" office:value-type="string">
            <text:p text:style-name="P88">?</text:p>
          </table:table-cell>
          <table:table-cell table:style-name="Table4.B1" office:value-type="string">
            <text:p text:style-name="P49"><text:span text:style-name="T43">Shortcut to </text:span>PRINT.</text:p>
          </table:table-cell>
        </table:table-row>
        <table:table-row table:style-name="TableLine103190016">
          <table:table-cell table:style-name="Table4.A2" office:value-type="string">
            <text:p text:style-name="P88">'</text:p>
          </table:table-cell>
          <table:table-cell table:style-name="Table4.B2" office:value-type="string">
            <text:p text:style-name="P50">Comment <text:span text:style-name="T44">until the end of the line.</text:span>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5-05T11:34:53.185140046</dc:date>
    <meta:editing-duration>P2DT13H8M53S</meta:editing-duration>
    <meta:editing-cycles>102</meta:editing-cycles>
    <meta:generator>LibreOffice/7.0.4.2$Linux_X86_64 LibreOffice_project/dcf040e67528d9187c66b2379df5ea4407429775</meta:generator>
    <meta:document-statistic meta:table-count="4" meta:image-count="0" meta:object-count="0" meta:page-count="6" meta:paragraph-count="179" meta:word-count="787" meta:character-count="4980" meta:non-whitespace-character-count="4370"/>
  </office:meta>
</office:document-meta>
</file>